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41cm"/>
    </style:style>
    <style:style style:name="Recibo1.B" style:family="table-column">
      <style:table-column-properties style:column-width="2.184cm"/>
    </style:style>
    <style:style style:name="Recibo1.C" style:family="table-column">
      <style:table-column-properties style:column-width="2.302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189cm"/>
    </style:style>
    <style:style style:name="Recibo1.G" style:family="table-column">
      <style:table-column-properties style:column-width="2.602cm"/>
    </style:style>
    <style:style style:name="Recibo1.H" style:family="table-column">
      <style:table-column-properties style:column-width="2.609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499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8" style:family="table-row">
      <style:table-row-properties style:min-row-height="0.011cm"/>
    </style:style>
    <style:style style:name="Recibo1.10" style:family="table-row">
      <style:table-row-properties style:min-row-height="0.27cm"/>
    </style:style>
    <style:style style:name="Recibo1.11" style:family="table-row">
      <style:table-row-properties style:min-row-height="0.175cm"/>
    </style:style>
    <style:style style:name="Recibo1.12" style:family="table-row">
      <style:table-row-properties style:min-row-height="0.579cm"/>
    </style:style>
    <style:style style:name="Recibo1.13" style:family="table-row">
      <style:table-row-properties style:min-row-height="0.601cm"/>
    </style:style>
    <style:style style:name="Recibo1.14" style:family="table-row">
      <style:table-row-properties style:min-row-height="4.226cm"/>
    </style:style>
    <style:style style:name="Recibo1.15" style:family="table-row">
      <style:table-row-properties style:min-row-height="2cm"/>
    </style:style>
    <style:style style:name="Recibo1.19" style:family="table-row">
      <style:table-row-properties style:min-row-height="1.588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9pt" officeooo:paragraph-rsid="005414ec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19fd82" officeooo:paragraph-rsid="005414ec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6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7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8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3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4" style:family="paragraph" style:parent-style-name="Standard">
      <style:text-properties style:font-name="Arial" fo:font-size="7pt" officeooo:paragraph-rsid="00635f44" style:font-size-asian="7pt" style:font-size-complex="7pt"/>
    </style:style>
    <style:style style:name="P35" style:family="paragraph" style:parent-style-name="Standard">
      <style:text-properties style:font-name="Arial" fo:font-size="7pt" officeooo:paragraph-rsid="006c27b6" style:font-size-asian="7pt" style:font-size-complex="7pt"/>
    </style:style>
    <style:style style:name="P36" style:family="paragraph" style:parent-style-name="Standard">
      <style:text-properties style:font-name="Arial" fo:font-size="7pt" officeooo:paragraph-rsid="0093bc97" style:font-size-asian="7pt" style:font-size-complex="7pt"/>
    </style:style>
    <style:style style:name="P37" style:family="paragraph" style:parent-style-name="Standard">
      <style:text-properties style:font-name="Arial" fo:font-size="7pt" officeooo:paragraph-rsid="0095a649" style:font-size-asian="7pt" style:font-size-complex="7pt"/>
    </style:style>
    <style:style style:name="P3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22da23" fo:background-color="transparent" style:font-size-asian="7pt" style:font-weight-asian="normal" style:font-size-complex="7pt" style:font-weight-complex="normal"/>
    </style:style>
    <style:style style:name="P3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78caed" fo:background-color="transparent" style:font-size-asian="7pt" style:font-weight-asian="normal" style:font-size-complex="7pt" style:font-weight-complex="normal"/>
    </style:style>
    <style:style style:name="P4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6c27b6" fo:background-color="transparent" style:font-size-asian="7pt" style:font-weight-asian="normal" style:font-size-complex="7pt" style:font-weight-complex="normal"/>
    </style:style>
    <style:style style:name="P41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3bc97" fo:background-color="transparent" style:font-size-asian="7pt" style:font-weight-asian="normal" style:font-size-complex="7pt" style:font-weight-complex="normal"/>
    </style:style>
    <style:style style:name="P4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7pt" style:text-underline-style="none" fo:font-weight="normal" officeooo:rsid="0004a0cf" officeooo:paragraph-rsid="0095a649" fo:background-color="transparent" style:font-size-asian="7pt" style:font-weight-asian="normal" style:font-size-complex="7pt" style:font-weight-complex="normal"/>
    </style:style>
    <style:style style:name="P4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78caed" style:font-size-asian="7pt" style:font-size-complex="7pt"/>
    </style:style>
    <style:style style:name="P4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P4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5a649" style:font-size-asian="7pt" style:font-size-complex="7pt"/>
    </style:style>
    <style:style style:name="P4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4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7785a8" style:font-size-asian="7pt" style:font-weight-asian="normal" style:font-size-complex="7pt" style:font-weight-complex="normal"/>
    </style:style>
    <style:style style:name="P4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style:text-underline-style="none" fo:font-weight="normal" officeooo:rsid="0006e4ae" officeooo:paragraph-rsid="0098f377" style:font-size-asian="7pt" style:font-weight-asian="normal" style:font-size-complex="7pt" style:font-weight-complex="normal"/>
    </style:style>
    <style:style style:name="P5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7785a8" style:font-size-asian="7pt" style:font-size-complex="7pt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7pt" officeooo:paragraph-rsid="0093bc97" style:font-size-asian="7pt" style:font-size-complex="7pt"/>
    </style:style>
    <style:style style:name="P52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3bc97" style:font-size-asian="7pt" style:font-size-complex="7pt"/>
    </style:style>
    <style:style style:name="P53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7pt" officeooo:rsid="0006e4ae" officeooo:paragraph-rsid="00988eff" style:font-size-asian="7pt" style:font-size-complex="7pt"/>
    </style:style>
    <style:style style:name="P54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55" style:family="paragraph" style:parent-style-name="Table_20_Contents">
      <style:text-properties style:font-name="Arial" fo:font-size="9pt" officeooo:rsid="0006e4ae" officeooo:paragraph-rsid="0006e4ae" style:font-size-asian="9pt" style:font-size-complex="9pt"/>
    </style:style>
    <style:style style:name="P56" style:family="paragraph" style:parent-style-name="Table_20_Contents">
      <style:text-properties style:font-name="Arial" fo:font-size="10pt" officeooo:rsid="0007cda6" officeooo:paragraph-rsid="00954d6d" style:font-size-asian="10pt" style:font-size-complex="10pt"/>
    </style:style>
    <style:style style:name="P57" style:family="paragraph" style:parent-style-name="Table_20_Contents">
      <style:text-properties style:font-name="Arial" fo:font-size="10pt" fo:font-weight="bold" officeooo:rsid="0095a649" officeooo:paragraph-rsid="0095a64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top="0cm" fo:margin-bottom="0cm" loext:contextual-spacing="true" fo:line-height="100%" fo:text-align="start" style:justify-single-word="false"/>
      <style:text-properties style:font-name="Arial" fo:font-size="7pt" officeooo:paragraph-rsid="0093bc97" style:font-size-asian="7pt" style:font-size-complex="7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4b791" style:font-weight-asian="bold" style:font-weight-complex="bold"/>
    </style:style>
    <style:style style:name="T9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10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E1" office:value-type="string">
            <text:p text:style-name="P2"/>
          </table:table-cell>
          <table:table-cell table:style-name="Recibo1.F1" table:number-columns-spanned="3" office:value-type="string">
            <text:p text:style-name="P2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3">Duplicado</text:p>
            <text:p text:style-name="P19"><text:span text:style-name="T8">R</text:span><text:span text:style-name="T7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31">APELLIDO Y NOMBRE</text:p>
            <text:p text:style-name="P15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D1" table:number-columns-spanned="4" office:value-type="string">
            <text:p text:style-name="P32">APELLIDO Y NOMBRE</text:p>
            <text:p text:style-name="P16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1">TIPO Y NRO DE DOCUMENTO <text:s text:c="21"/></text:p>
            <text:p text:style-name="P15"><text:span text:style-name="Line_20_numbering"><text:span text:style-name="T5">DNI </text:span></text:span><text:span text:style-name="Line_20_numbering"><text:span text:style-name="T6"><text:placeholder text:placeholder-type="text">&lt;recibo.partner.dni&gt;</text:placeholder></text:span></text:span><text:span text:style-name="Line_20_numbering"><text:span text:style-name="T6"> <text:s text:c="4"/></text:span></text:span></text:p>
          </table:table-cell>
          <table:covered-table-cell/>
          <table:table-cell table:style-name="Recibo1.A2" table:number-rows-spanned="2" table:number-columns-spanned="2" office:value-type="string">
            <text:p text:style-name="P31">CUIT</text:p>
            <text:p text:style-name="P14"><text:span text:style-name="Line_20_numbering"><text:span text:style-name="T6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  <table:table-cell table:style-name="Recibo1.E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4">FECHA DE INGRESO <text:s text:c="36"/></text:p>
            <text:p text:style-name="P12"><text:span text:style-name="Line_20_numbering"><text:span text:style-name="T6"><text:placeholder text:placeholder-type="text">&lt;recibo.partner.incorporation_date&gt;</text:placeholder></text:span></text:span><text:span text:style-name="Line_20_numbering"><text:span text:style-name="T6"> <text:s text:c="7"/></text:span></text:span></text:p>
          </table:table-cell>
          <table:covered-table-cell/>
          <table:table-cell table:style-name="Recibo1.A2" table:number-rows-spanned="4" table:number-columns-spanned="2" office:value-type="string">
            <text:p text:style-name="P25">PERIODO DE LIQUIDACIÓN</text:p>
            <text:p text:style-name="P13"><text:span text:style-name="Line_20_numbering"><text:span text:style-name="T6"><text:placeholder text:placeholder-type="text">&lt;recibo.periodo_liquidado&gt;</text:placeholder></text:span></text:span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Recibo1.E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8">
          <table:table-cell table:style-name="Recibo1.A3" table:number-rows-spanned="4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3" table:number-rows-spanned="4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8"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4">LUGAR DE TRABAJO <text:s text:c="35"/></text:p>
            <text:p text:style-name="P12"><text:span text:style-name="Line_20_numbering"><text:span text:style-name="T6"><text:placeholder text:placeholder-type="text">&lt;recibo.partner.lugar_de_trabajo&gt;</text:placeholder></text:span></text:span><text:span text:style-name="Line_20_numbering"><text:span text:style-name="T6"> <text:s text:c="9"/></text:span></text:span></text:p>
          </table:table-cell>
          <table:covered-table-cell/>
          <table:table-cell table:style-name="Recibo1.A2" table:number-rows-spanned="3" table:number-columns-spanned="2" office:value-type="string">
            <text:p text:style-name="P25">CATEGORÍA PROFESIONAL</text:p>
            <text:p text:style-name="P13"><text:span text:style-name="Line_20_numbering"><text:span text:style-name="T6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4" office:value-type="string">
            <text:p text:style-name="P28"><text:s text:c="22"/>CONCEPTO <text:s text:c="48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8"><text:s text:c="22"/>CONCEPTO <text:s text:c="52"/>IMPORTES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3" office:value-type="string">
            <text:p text:style-name="P30">DEDUCCIONES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29"/>
          </table:table-cell>
          <table:table-cell table:style-name="Recibo1.A3" table:number-columns-spanned="2" office:value-type="string">
            <text:p text:style-name="P30">RETORNO</text:p>
          </table:table-cell>
          <table:covered-table-cell/>
          <table:table-cell table:style-name="Recibo1.A2" office:value-type="string">
            <text:p text:style-name="P30">DEDUCCIONES</text:p>
          </table:table-cell>
        </table:table-row>
        <table:table-row table:style-name="Recibo1.14">
          <table:table-cell table:style-name="Recibo1.A3" office:value-type="string">
            <text:p text:style-name="P38"><text:placeholder text:placeholder-type="text">&lt;concepto_liquidado&gt;</text:placeholder></text:p>
            <text:p text:style-name="P34"/>
            <text:p text:style-name="P34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6"><text:placeholder text:placeholder-type="text">&lt;if test="recibo.cobro_cuota"&gt;</text:placeholder></text:p>
            <text:p text:style-name="P44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1"><text:placeholder text:placeholder-type="text">&lt;/if&gt;</text:placeholder></text:p>
            <text:p text:style-name="P58"/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1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3" office:value-type="string">
            <text:p text:style-name="P55"/>
            <text:p text:style-name="P55"/>
            <text:p text:style-name="P55"/>
            <text:p text:style-name="P52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  <table:table-cell table:style-name="Recibo1.E1" office:value-type="string">
            <text:p text:style-name="P4"/>
          </table:table-cell>
          <table:table-cell table:style-name="Recibo1.A3" office:value-type="string">
            <text:p text:style-name="P40"><text:placeholder text:placeholder-type="text">&lt;concepto_liquidado&gt;</text:placeholder></text:p>
            <text:p text:style-name="P35"/>
            <text:p text:style-name="P35"><text:placeholder text:placeholder-type="text">&lt;if test="recibo.pago_monotributo"&gt;</text:placeholder></text:p>
            <text:p text:style-name="P43"><text:span text:style-name="T3">PAGO MONOTRIBUTO </text:span><text:span text:style-name="T2"><text:placeholder text:placeholder-type="text">&lt;recibo.mes_monotributo&gt;</text:placeholder></text:span></text:p>
            <text:p text:style-name="P39"><text:placeholder text:placeholder-type="text">&lt;/if&gt;</text:placeholder></text:p>
            <text:p text:style-name="P39"/>
            <text:p text:style-name="P37"><text:placeholder text:placeholder-type="text">&lt;if test="recibo.cobro_cuota"&gt;</text:placeholder></text:p>
            <text:p text:style-name="P45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42"><text:placeholder text:placeholder-type="text">&lt;/if&gt;</text:placeholder></text:p>
          </table:table-cell>
          <table:table-cell table:style-name="Recibo1.A3" table:number-columns-spanned="2" office:value-type="string">
            <text:p text:style-name="P48"><text:placeholder text:placeholder-type="text">&lt;formatLang(recibo.amount, recibo.party.lang, currency=recibo.currency)&gt;</text:placeholder></text:p>
            <text:p text:style-name="P50"><text:placeholder text:placeholder-type="text">&lt;if test="recibo.pago_monotributo"&gt;</text:placeholder><text:span text:style-name="T3"> 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</table:table-cell>
          <table:covered-table-cell/>
          <table:table-cell table:style-name="Recibo1.A2" office:value-type="string">
            <text:p text:style-name="P55"/>
            <text:p text:style-name="P55"/>
            <text:p text:style-name="P55"/>
            <text:p text:style-name="P53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 </text:span></text:p>
          </table:table-cell>
        </table:table-row>
        <table:table-row table:style-name="Recibo1.15">
          <table:table-cell table:style-name="Recibo1.A3" office:value-type="string">
            <text:p text:style-name="P57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3" office:value-type="string">
            <text:p text:style-name="P49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office:value-type="string">
            <text:p text:style-name="P57">SUBTOTAL</text:p>
          </table:table-cell>
          <table:table-cell table:style-name="Recibo1.A3" table:number-columns-spanned="2" office:value-type="string">
            <text:p text:style-name="P49"><text:placeholder text:placeholder-type="text">&lt;formatLang(recibo.amount+recibo.valor_monotributo, recibo.party.lang, currency=recibo.currency)&gt;</text:placeholder></text:p>
          </table:table-cell>
          <table:covered-table-cell/>
          <table:table-cell table:style-name="Recibo1.A2" office:value-type="string">
            <text:p text:style-name="P49"><text:placeholder text:placeholder-type="text">&lt;formatLang(recibo.valor_cuota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3" office:value-type="string">
            <text:p text:style-name="P57">TOTAL</text:p>
          </table:table-cell>
          <table:covered-table-cell/>
          <table:covered-table-cell/>
          <table:table-cell table:style-name="Recibo1.A3" office:value-type="string">
            <text:p text:style-name="P49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2"/>
          </table:table-cell>
          <table:table-cell table:style-name="Recibo1.A3" table:number-columns-spanned="3" office:value-type="string">
            <text:p text:style-name="P57">TOTAL</text:p>
          </table:table-cell>
          <table:covered-table-cell/>
          <table:covered-table-cell/>
          <table:table-cell table:style-name="Recibo1.A2" office:value-type="string">
            <text:p text:style-name="P49"><text:placeholder text:placeholder-type="text">&lt;formatLang(recibo.total, recibo.party.lang, currency=recibo.currency)&gt;</text:placeholder></text:p>
          </table:table-cell>
        </table:table-row>
        <table:table-row table:style-name="Recibo1.13">
          <table:table-cell table:style-name="Recibo1.A3" table:number-columns-spanned="4" office:value-type="string">
            <text:p text:style-name="P2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56">SON PESOS <text:span text:style-name="T10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2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9">
          <table:table-cell table:style-name="Recibo1.A3" table:number-columns-spanned="4" office:value-type="string"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2"/>
          </table:table-cell>
          <table:table-cell table:style-name="Recibo1.A2" table:number-columns-spanned="4" office:value-type="string">
            <text:p text:style-name="P18"/>
            <text:p text:style-name="P18"/>
            <text:p text:style-name="P18"/>
            <text:p text:style-name="P17"><text:span text:style-name="Line_20_numbering"><text:span text:style-name="T5"><text:placeholder text:placeholder-type="text">&lt;recibo.partner.last_name&gt;</text:placeholder></text:span></text:span><text:span text:style-name="Line_20_numbering"><text:span text:style-name="T5">, </text:span></text:span><text:span text:style-name="Line_20_numbering"><text:span text:style-name="T9"><text:s/></text:span></text:span><text:span text:style-name="Line_20_numbering"><text:span text:style-name="T5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0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9H55M47S</meta:editing-duration>
    <meta:editing-cycles>77</meta:editing-cycles>
    <meta:generator>LibreOffice/5.0.1.2$Linux_X86_64 LibreOffice_project/00m0$Build-2</meta:generator>
    <dc:date>2015-09-08T16:18:16.786190846</dc:date>
    <meta:document-statistic meta:table-count="1" meta:image-count="0" meta:object-count="0" meta:page-count="3" meta:paragraph-count="85" meta:word-count="194" meta:character-count="3500" meta:non-whitespace-character-count="2757"/>
  </office:meta>
</office:document-meta>
</file>